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01E00000021D7327393.png" manifest:media-type="image/png"/>
  <manifest:file-entry manifest:full-path="Pictures/10000000000000200000002000309F1C.png" manifest:media-type="image/png"/>
  <manifest:file-entry manifest:full-path="Pictures/100000000000003100000031A7B91029.png" manifest:media-type="image/pn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Arial Black" svg:font-family="'Arial Black'" style:font-pitch="variable"/>
    <style:font-face style:name="DejaVu Sans1" svg:font-family="'DejaVu Sans'" style:font-pitch="variable"/>
    <style:font-face style:name="LMRoman10" svg:font-family="LMRoman10" style:font-pitch="variable"/>
    <style:font-face style:name="Tahoma" svg:font-family="Tahoma" style:font-pitch="variable"/>
    <style:font-face style:name="Times New Roman1" svg:font-family="'Times New Roman'" style:font-pitch="variable"/>
    <style:font-face style:name="FreeSans" svg:font-family="FreeSan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MSans10" svg:font-family="LMSans10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2.099cm" table:align="left"/>
    </style:style>
    <style:style style:name="Tabela1.A" style:family="table-column">
      <style:table-column-properties style:column-width="0.536cm"/>
    </style:style>
    <style:style style:name="Tabela1.B" style:family="table-column">
      <style:table-column-properties style:column-width="0.513cm"/>
    </style:style>
    <style:style style:name="Tabela1.A1" style:family="table-cell">
      <style:table-cell-properties fo:padding="0.097cm" fo:border-left="none" fo:border-right="none" fo:border-top="none" fo:border-bottom="0.002cm solid #000000"/>
    </style:style>
    <style:style style:name="Tabela1.D1" style:family="table-cell">
      <style:table-cell-properties style:border-line-width-left="0.002cm 0.035cm 0.002cm" fo:padding="0.097cm" fo:border-left="0.039cm double #000000" fo:border-right="none" fo:border-top="none" fo:border-bottom="0.002cm solid #000000"/>
    </style:style>
    <style:style style:name="Tabela1.A2" style:family="table-cell" style:data-style-name="N0">
      <style:table-cell-properties fo:padding="0.097cm" fo:border="none"/>
    </style:style>
    <style:style style:name="Tabela1.D2" style:family="table-cell" style:data-style-name="N0">
      <style:table-cell-properties style:border-line-width-left="0.002cm 0.035cm 0.002cm" fo:padding="0.097cm" fo:border-left="0.039cm double #000000" fo:border-right="none" fo:border-top="none" fo:border-bottom="none"/>
    </style:style>
    <style:style style:name="Tabela2" style:family="table">
      <style:table-properties style:width="2.723cm" table:align="left"/>
    </style:style>
    <style:style style:name="Tabela2.A" style:family="table-column">
      <style:table-column-properties style:column-width="0.531cm"/>
    </style:style>
    <style:style style:name="Tabela2.C" style:family="table-column">
      <style:table-column-properties style:column-width="0.554cm"/>
    </style:style>
    <style:style style:name="Tabela2.D" style:family="table-column">
      <style:table-column-properties style:column-width="0.577cm"/>
    </style:style>
    <style:style style:name="Tabela2.A1" style:family="table-cell">
      <style:table-cell-properties fo:padding="0.097cm" fo:border-left="none" fo:border-right="none" fo:border-top="none" fo:border-bottom="0.002cm solid #000000"/>
    </style:style>
    <style:style style:name="Tabela2.E1" style:family="table-cell">
      <style:table-cell-properties style:border-line-width-left="0.002cm 0.035cm 0.002cm" fo:padding="0.097cm" fo:border-left="0.039cm double #000000" fo:border-right="none" fo:border-top="none" fo:border-bottom="0.002cm solid #000000"/>
    </style:style>
    <style:style style:name="Tabela2.A2" style:family="table-cell" style:data-style-name="N0">
      <style:table-cell-properties fo:padding="0.097cm" fo:border="none"/>
    </style:style>
    <style:style style:name="Tabela2.E2" style:family="table-cell" style:data-style-name="N0">
      <style:table-cell-properties style:border-line-width-left="0.002cm 0.035cm 0.002cm" fo:padding="0.097cm" fo:border-left="0.039cm double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LMRoman10" fo:font-size="12pt" officeooo:rsid="001e5d26" officeooo:paragraph-rsid="001e5d26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LMRoman10" fo:font-size="14pt" officeooo:paragraph-rsid="001e5d26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LMRoman10" fo:font-size="16pt" fo:font-weight="bold" officeooo:paragraph-rsid="001e5d26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MRoman10" fo:font-size="16pt" fo:font-weight="bold" officeooo:rsid="0024a45d" officeooo:paragraph-rsid="0024a45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MRoman10" fo:font-size="16pt" officeooo:rsid="001e5d26" officeooo:paragraph-rsid="001e5d26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LMRoman10" fo:font-size="36pt" officeooo:rsid="001e5d26" officeooo:paragraph-rsid="001e5d26" style:font-size-asian="36pt" style:font-size-complex="36pt"/>
    </style:style>
    <style:style style:name="P8" style:family="paragraph" style:parent-style-name="Standard">
      <style:paragraph-properties fo:text-align="center" style:justify-single-word="false"/>
      <style:text-properties style:font-name="LMRoman10" fo:font-size="18pt" officeooo:rsid="001e5d26" officeooo:paragraph-rsid="001e5d26" style:font-size-asian="18pt" style:font-size-complex="18pt"/>
    </style:style>
    <style:style style:name="P9" style:family="paragraph" style:parent-style-name="Standard">
      <style:paragraph-properties fo:margin-top="0cm" fo:margin-bottom="0.199cm" fo:text-align="start" style:justify-single-word="false"/>
      <style:text-properties style:font-name="LMRoman10" fo:font-size="12pt" officeooo:paragraph-rsid="001e5d26" style:font-size-asian="12pt" style:font-size-complex="12pt"/>
    </style:style>
    <style:style style:name="P10" style:family="paragraph" style:parent-style-name="Standard">
      <style:paragraph-properties fo:margin-top="0cm" fo:margin-bottom="0.199cm"/>
      <style:text-properties style:font-name="LMRoman10" fo:font-size="12pt" fo:font-style="normal" fo:font-weight="normal" officeooo:rsid="00545062" officeooo:paragraph-rsid="005452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margin-top="0cm" fo:margin-bottom="0.199cm"/>
      <style:text-properties style:font-name="LMRoman10" fo:font-size="12pt" fo:font-style="italic" fo:font-weight="normal" officeooo:rsid="00545062" officeooo:paragraph-rsid="0054520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2" style:family="paragraph" style:parent-style-name="Standard">
      <style:paragraph-properties fo:margin-top="0cm" fo:margin-bottom="0.199cm"/>
      <style:text-properties officeooo:paragraph-rsid="0054520f"/>
    </style:style>
    <style:style style:name="P13" style:family="paragraph" style:parent-style-name="Standard">
      <style:paragraph-properties fo:margin-top="0cm" fo:margin-bottom="0.199cm"/>
      <style:text-properties style:text-position="0% 100%" style:font-name="LMRoman10" fo:font-size="14pt" fo:font-style="italic" fo:font-weight="normal" officeooo:rsid="00545062" officeooo:paragraph-rsid="0054520f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14" style:family="paragraph" style:parent-style-name="Standard">
      <style:paragraph-properties fo:margin-top="0cm" fo:margin-bottom="0.199cm" fo:text-align="start" style:justify-single-word="false"/>
      <style:text-properties officeooo:paragraph-rsid="001e5d26"/>
    </style:style>
    <style:style style:name="P15" style:family="paragraph" style:parent-style-name="Standard">
      <style:paragraph-properties fo:margin-top="0cm" fo:margin-bottom="0.199cm" fo:text-align="start" style:justify-single-word="false"/>
      <style:text-properties officeooo:paragraph-rsid="006e2b60"/>
    </style:style>
    <style:style style:name="P16" style:family="paragraph" style:parent-style-name="Standard">
      <style:paragraph-properties fo:margin-top="0cm" fo:margin-bottom="0.199cm" fo:text-align="start" style:justify-single-word="false"/>
      <style:text-properties officeooo:paragraph-rsid="00707ef4"/>
    </style:style>
    <style:style style:name="P17" style:family="paragraph" style:parent-style-name="Standard">
      <style:paragraph-properties fo:margin-top="0cm" fo:margin-bottom="0.199cm"/>
      <style:text-properties officeooo:paragraph-rsid="004f91ba"/>
    </style:style>
    <style:style style:name="P18" style:family="paragraph" style:parent-style-name="Standard">
      <style:paragraph-properties fo:margin-top="0cm" fo:margin-bottom="0.199cm"/>
      <style:text-properties officeooo:paragraph-rsid="005ab2eb"/>
    </style:style>
    <style:style style:name="P19" style:family="paragraph" style:parent-style-name="Standard">
      <style:paragraph-properties fo:margin-top="0cm" fo:margin-bottom="0.199cm"/>
      <style:text-properties officeooo:paragraph-rsid="005daccc"/>
    </style:style>
    <style:style style:name="P20" style:family="paragraph" style:parent-style-name="Standard">
      <style:paragraph-properties fo:margin-top="0cm" fo:margin-bottom="0.199cm"/>
      <style:text-properties officeooo:paragraph-rsid="00623da4"/>
    </style:style>
    <style:style style:name="P21" style:family="paragraph" style:parent-style-name="Standard">
      <style:paragraph-properties fo:margin-top="0cm" fo:margin-bottom="0.199cm"/>
      <style:text-properties officeooo:paragraph-rsid="0063c36f"/>
    </style:style>
    <style:style style:name="P22" style:family="paragraph" style:parent-style-name="Standard">
      <style:paragraph-properties fo:margin-top="0cm" fo:margin-bottom="0.199cm"/>
      <style:text-properties officeooo:paragraph-rsid="0064e0b0"/>
    </style:style>
    <style:style style:name="P23" style:family="paragraph" style:parent-style-name="Standard">
      <style:paragraph-properties fo:margin-top="0cm" fo:margin-bottom="0.199cm"/>
      <style:text-properties officeooo:paragraph-rsid="0066d85f"/>
    </style:style>
    <style:style style:name="P24" style:family="paragraph" style:parent-style-name="Standard">
      <style:paragraph-properties fo:margin-top="0cm" fo:margin-bottom="0.199cm"/>
      <style:text-properties style:font-name="LMRoman10" fo:font-size="12pt" fo:font-style="normal" fo:font-weight="normal" officeooo:rsid="00516e78" officeooo:paragraph-rsid="00516e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margin-top="0cm" fo:margin-bottom="0.199cm" fo:text-align="start" style:justify-single-word="false"/>
      <style:text-properties style:font-name="LMRoman10" fo:font-size="12pt" fo:font-style="normal" fo:font-weight="normal" officeooo:rsid="006e2b60" officeooo:paragraph-rsid="006e2b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margin-top="0cm" fo:margin-bottom="0.199cm" fo:text-align="start" style:justify-single-word="false"/>
      <style:text-properties style:font-name="LMRoman10" fo:font-size="12pt" fo:font-style="normal" fo:font-weight="normal" officeooo:rsid="006b2fdb" officeooo:paragraph-rsid="006e1f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margin-top="0cm" fo:margin-bottom="0.199cm"/>
      <style:text-properties style:font-name="LMRoman10" fo:font-size="10.5pt" fo:font-style="normal" fo:font-weight="normal" officeooo:rsid="00545062" officeooo:paragraph-rsid="0054520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8" style:family="paragraph" style:parent-style-name="Standard" style:list-style-name="L1">
      <style:paragraph-properties fo:margin-top="0cm" fo:margin-bottom="0.199cm"/>
      <style:text-properties officeooo:paragraph-rsid="0054520f"/>
    </style:style>
    <style:style style:name="P29" style:family="paragraph" style:parent-style-name="Standard" style:list-style-name="L1">
      <style:paragraph-properties fo:margin-top="0cm" fo:margin-bottom="0.199cm"/>
      <style:text-properties officeooo:paragraph-rsid="00581951"/>
    </style:style>
    <style:style style:name="P30" style:family="paragraph" style:parent-style-name="Standard">
      <style:paragraph-properties fo:margin-top="0cm" fo:margin-bottom="0.199cm" fo:text-align="start" style:justify-single-word="false"/>
      <style:text-properties style:font-name="Arial Black" fo:font-size="12pt" fo:font-style="normal" fo:font-weight="normal" officeooo:rsid="0063c36f" officeooo:paragraph-rsid="006e2b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font-style="italic" officeooo:rsid="006e2b60" officeooo:paragraph-rsid="006e2b60" style:font-style-asian="italic" style:font-style-complex="italic"/>
    </style:style>
    <style:style style:name="P32" style:family="paragraph" style:parent-style-name="Table_20_Contents">
      <style:paragraph-properties fo:text-align="start" style:justify-single-word="false"/>
      <style:text-properties officeooo:rsid="006e2b60" officeooo:paragraph-rsid="006e2b60"/>
    </style:style>
    <style:style style:name="P33" style:family="paragraph" style:parent-style-name="Table_20_Contents">
      <style:paragraph-properties fo:text-align="start" style:justify-single-word="false"/>
      <style:text-properties officeooo:rsid="0070b028" officeooo:paragraph-rsid="0070b028"/>
    </style:style>
    <style:style style:name="P34" style:family="paragraph" style:parent-style-name="Table_20_Contents">
      <style:paragraph-properties fo:text-align="start" style:justify-single-word="false"/>
      <style:text-properties officeooo:rsid="006fd255" officeooo:paragraph-rsid="006fd255"/>
    </style:style>
    <style:style style:name="P35" style:family="paragraph">
      <style:paragraph-properties fo:margin-left="0cm" fo:margin-right="0cm" fo:margin-top="0cm" fo:margin-bottom="0cm" fo:line-height="100%" fo:text-align="center" fo:text-indent="0cm"/>
    </style:style>
    <style:style style:name="P3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FreeSans" fo:font-size="9pt" fo:font-style="normal" fo:text-shadow="none" style:text-underline-style="none" fo:font-weight="normal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/>
    </style:style>
    <style:style style:name="P37" style:family="paragraph">
      <style:text-properties style:font-name="LMRoman10"/>
    </style:style>
    <style:style style:name="P38" style:family="paragraph">
      <style:paragraph-properties fo:margin-top="0cm" fo:margin-bottom="0.199cm"/>
    </style:style>
    <style:style style:name="P39" style:family="paragraph">
      <style:text-properties style:font-name="LMSans10"/>
    </style:style>
    <style:style style:name="P40" style:family="paragraph">
      <style:paragraph-properties fo:text-align="center"/>
    </style:style>
    <style:style style:name="T1" style:family="text">
      <style:text-properties officeooo:rsid="001e5d26"/>
    </style:style>
    <style:style style:name="T2" style:family="text">
      <style:text-properties style:font-name="LMRoman10" fo:font-size="12pt" fo:font-style="normal" fo:font-weight="normal" officeooo:rsid="00332734" style:font-size-asian="12pt" style:font-style-asian="normal" style:font-weight-asian="normal" style:font-size-complex="12pt" style:font-style-complex="normal" style:font-weight-complex="normal" style:text-overline-style="solid" style:text-overline-width="auto" style:text-overline-color="font-color"/>
    </style:style>
    <style:style style:name="T3" style:family="text">
      <style:text-properties style:font-name="LMRoman10" fo:font-size="12pt" fo:font-style="normal" fo:font-weight="normal" officeooo:rsid="00545062" style:font-size-asian="12pt" style:font-style-asian="normal" style:font-weight-asian="normal" style:font-size-complex="12pt" style:font-style-complex="normal" style:font-weight-complex="normal" style:text-overline-style="solid" style:text-overline-width="auto" style:text-overline-color="font-color"/>
    </style:style>
    <style:style style:name="T4" style:family="text">
      <style:text-properties style:font-name="LMRoman10" fo:font-size="12pt" fo:font-style="normal" fo:font-weight="normal" officeooo:rsid="00581951" style:font-size-asian="12pt" style:font-style-asian="normal" style:font-weight-asian="normal" style:font-size-complex="12pt" style:font-style-complex="normal" style:font-weight-complex="normal" style:text-overline-style="solid" style:text-overline-width="auto" style:text-overline-color="font-color"/>
    </style:style>
    <style:style style:name="T5" style:family="text">
      <style:text-properties style:font-name="LMRoman10" fo:font-size="12pt" fo:font-style="normal" fo:font-weight="normal" officeooo:rsid="0063c36f" style:font-size-asian="12pt" style:font-style-asian="normal" style:font-weight-asian="normal" style:font-size-complex="12pt" style:font-style-complex="normal" style:font-weight-complex="normal" style:text-overline-style="solid" style:text-overline-width="auto" style:text-overline-color="font-color"/>
    </style:style>
    <style:style style:name="T6" style:family="text">
      <style:text-properties style:font-name="LMRoman10" fo:font-size="12pt" fo:font-style="normal" fo:font-weight="normal" officeooo:rsid="0041df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style:font-name="LMRoman10" fo:font-size="12pt" fo:font-style="normal" fo:font-weight="normal" officeooo:rsid="00409c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style:font-name="LMRoman10" fo:font-size="12pt" fo:font-style="normal" fo:font-weight="normal" officeooo:rsid="00433f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style:font-name="LMRoman10" fo:font-size="12pt" fo:font-style="normal" fo:font-weight="normal" officeooo:rsid="0043a7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style:font-name="LMRoman10" fo:font-size="12pt" fo:font-style="normal" fo:font-weight="normal" officeooo:rsid="00460f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style:font-name="LMRoman10" fo:font-size="12pt" fo:font-style="normal" fo:font-weight="normal" officeooo:rsid="004812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style:font-name="LMRoman10" fo:font-size="12pt" fo:font-style="normal" fo:font-weight="normal" officeooo:rsid="004c19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style:font-name="LMRoman10" fo:font-size="12pt" fo:font-style="normal" fo:font-weight="normal" officeooo:rsid="004c9d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style:font-name="LMRoman10" fo:font-size="12pt" fo:font-style="normal" fo:font-weight="normal" officeooo:rsid="004e25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style:font-name="LMRoman10" fo:font-size="12pt" fo:font-style="normal" fo:font-weight="normal" officeooo:rsid="004f91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style:font-name="LMRoman10" fo:font-size="12pt" fo:font-style="normal" fo:font-weight="normal" officeooo:rsid="0053af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style:font-name="LMRoman10" fo:font-size="12pt" fo:font-style="normal" fo:font-weight="normal" officeooo:rsid="005450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" style:family="text">
      <style:text-properties style:font-name="LMRoman10" fo:font-size="12pt" fo:font-style="normal" fo:font-weight="normal" officeooo:rsid="005452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9" style:family="text">
      <style:text-properties style:font-name="LMRoman10" fo:font-size="12pt" fo:font-style="normal" fo:font-weight="normal" officeooo:rsid="0056a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0" style:family="text">
      <style:text-properties style:font-name="LMRoman10" fo:font-size="12pt" fo:font-style="normal" fo:font-weight="normal" officeooo:rsid="005819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1" style:family="text">
      <style:text-properties style:font-name="LMRoman10" fo:font-size="12pt" fo:font-style="normal" fo:font-weight="normal" officeooo:rsid="005ab2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2" style:family="text">
      <style:text-properties style:font-name="LMRoman10" fo:font-size="12pt" fo:font-style="normal" fo:font-weight="normal" officeooo:rsid="005c9e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style:font-name="LMRoman10" fo:font-size="12pt" fo:font-style="normal" fo:font-weight="normal" officeooo:rsid="005da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style:font-name="LMRoman10" fo:font-size="12pt" fo:font-style="normal" fo:font-weight="normal" officeooo:rsid="005f70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style:font-name="LMRoman10" fo:font-size="12pt" fo:font-style="normal" fo:font-weight="normal" officeooo:rsid="00623d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style:font-name="LMRoman10" fo:font-size="12pt" fo:font-style="normal" fo:font-weight="normal" officeooo:rsid="0063c3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style:font-name="LMRoman10" fo:font-size="12pt" fo:font-style="normal" fo:font-weight="normal" officeooo:rsid="0064e0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8" style:family="text">
      <style:text-properties style:font-name="LMRoman10" fo:font-size="12pt" fo:font-style="normal" fo:font-weight="normal" officeooo:rsid="006a0a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9" style:family="text">
      <style:text-properties style:font-name="LMRoman10" fo:font-size="12pt" fo:font-style="normal" fo:font-weight="normal" officeooo:rsid="006b2f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0" style:family="text">
      <style:text-properties style:font-name="LMRoman10" fo:font-size="12pt" fo:font-style="normal" fo:font-weight="normal" officeooo:rsid="006ce1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1" style:family="text">
      <style:text-properties style:font-name="LMRoman10" fo:font-size="12pt" fo:font-style="normal" fo:font-weight="normal" officeooo:rsid="006e2b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2" style:family="text">
      <style:text-properties style:font-name="LMRoman10" fo:font-size="12pt" fo:font-style="normal" fo:font-weight="normal" officeooo:rsid="00707e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3" style:family="text">
      <style:text-properties style:font-name="LMRoman10" fo:font-size="12pt" fo:font-style="normal" fo:font-weight="bold" officeooo:rsid="00460f0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4" style:family="text">
      <style:text-properties style:font-name="LMRoman10" fo:font-size="12pt" fo:font-style="normal" fo:font-weight="bold" officeooo:rsid="004f91b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5" style:family="text">
      <style:text-properties style:font-name="LMRoman10" fo:font-size="12pt" fo:font-style="normal" fo:font-weight="bold" officeooo:rsid="00623da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6" style:family="text">
      <style:text-properties style:font-name="LMRoman10" fo:font-size="12pt" fo:font-style="italic" fo:font-weight="normal" officeooo:rsid="004e2535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7" style:family="text">
      <style:text-properties style:font-name="LMRoman10" fo:font-size="12pt" fo:font-style="italic" fo:font-weight="normal" officeooo:rsid="0054506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8" style:family="text">
      <style:text-properties style:font-name="LMRoman10" fo:font-size="12pt" fo:font-style="italic" fo:font-weight="normal" officeooo:rsid="0054520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9" style:family="text">
      <style:text-properties style:font-name="LMRoman10" fo:font-size="12pt" fo:font-style="italic" fo:font-weight="normal" officeooo:rsid="005ab2e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40" style:family="text">
      <style:text-properties style:font-name="LMRoman10" fo:font-size="12pt" fo:font-style="italic" fo:font-weight="normal" officeooo:rsid="005dacc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41" style:family="text">
      <style:text-properties style:font-name="LMRoman10" fo:font-size="12pt" fo:font-style="italic" fo:font-weight="normal" officeooo:rsid="0056abe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42" style:family="text">
      <style:text-properties style:font-name="LMRoman10" fo:font-size="12pt" fo:font-style="italic" fo:font-weight="normal" officeooo:rsid="0058195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43" style:family="text">
      <style:text-properties style:font-name="LMRoman10" fo:font-size="12pt" fo:font-style="italic" fo:font-weight="normal" officeooo:rsid="0063c36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44" style:family="text">
      <style:text-properties style:font-name="LMRoman10" fo:font-size="12pt" fo:font-style="italic" fo:font-weight="normal" officeooo:rsid="0064e0b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45" style:family="text">
      <style:text-properties style:font-name="LMRoman10" fo:font-size="12pt" fo:font-style="italic" fo:font-weight="normal" officeooo:rsid="0066d85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46" style:family="text">
      <style:text-properties style:font-name="LMRoman10" fo:font-size="12pt" fo:font-style="italic" fo:font-weight="normal" officeooo:rsid="006ce116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47" style:family="text">
      <style:text-properties style:font-name="LMRoman10" fo:font-size="12pt" fo:font-style="italic" fo:font-weight="normal" officeooo:rsid="006e2b6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48" style:family="text">
      <style:text-properties style:font-name="LMRoman10" fo:font-size="12pt" fo:font-style="italic" fo:font-weight="normal" officeooo:rsid="0063c36f" style:font-size-asian="12pt" style:font-style-asian="italic" style:font-weight-asian="normal" style:font-size-complex="12pt" style:font-style-complex="italic" style:font-weight-complex="normal" style:text-overline-style="solid" style:text-overline-width="auto" style:text-overline-color="font-color"/>
    </style:style>
    <style:style style:name="T49" style:family="text">
      <style:text-properties style:font-name="LMRoman10" fo:font-size="12pt" fo:font-style="italic" fo:font-weight="normal" officeooo:rsid="0066d85f" style:font-size-asian="12pt" style:font-style-asian="italic" style:font-weight-asian="normal" style:font-size-complex="12pt" style:font-style-complex="italic" style:font-weight-complex="normal" style:text-overline-style="solid" style:text-overline-width="auto" style:text-overline-color="font-color"/>
    </style:style>
    <style:style style:name="T50" style:family="text">
      <style:text-properties style:font-name="LMRoman10" fo:font-size="12pt" fo:font-style="italic" fo:font-weight="normal" officeooo:rsid="00581951" style:font-size-asian="12pt" style:font-style-asian="italic" style:font-weight-asian="normal" style:font-size-complex="12pt" style:font-style-complex="italic" style:font-weight-complex="normal" style:text-overline-style="solid" style:text-overline-width="auto" style:text-overline-color="font-color"/>
    </style:style>
    <style:style style:name="T51" style:family="text">
      <style:text-properties style:font-name="LMRoman10" fo:font-size="12pt" fo:font-style="italic" fo:font-weight="normal" officeooo:rsid="006ce116" style:font-size-asian="12pt" style:font-style-asian="italic" style:font-weight-asian="normal" style:font-size-complex="12pt" style:font-style-complex="italic" style:font-weight-complex="normal" style:text-overline-style="solid" style:text-overline-width="auto" style:text-overline-color="font-color"/>
    </style:style>
    <style:style style:name="T52" style:family="text">
      <style:text-properties officeooo:rsid="0023d36c"/>
    </style:style>
    <style:style style:name="T53" style:family="text">
      <style:text-properties officeooo:rsid="0024a45d"/>
    </style:style>
    <style:style style:name="T54" style:family="text">
      <style:text-properties style:font-name="Arial Black" officeooo:rsid="001e5d26"/>
    </style:style>
    <style:style style:name="T55" style:family="text">
      <style:text-properties style:font-name="Arial Black" fo:font-size="12pt" fo:font-style="normal" fo:font-weight="normal" officeooo:rsid="00409c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6" style:family="text">
      <style:text-properties style:font-name="Arial Black" fo:font-size="12pt" fo:font-style="normal" fo:font-weight="normal" officeooo:rsid="00516e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7" style:family="text">
      <style:text-properties style:font-name="Arial Black" fo:font-size="12pt" fo:font-style="normal" fo:font-weight="normal" officeooo:rsid="005ab2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8" style:family="text">
      <style:text-properties style:font-name="Arial Black" fo:font-size="12pt" fo:font-style="normal" fo:font-weight="normal" officeooo:rsid="005da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9" style:family="text">
      <style:text-properties style:font-name="Arial Black" fo:font-size="12pt" fo:font-style="normal" fo:font-weight="normal" officeooo:rsid="0063c3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0" style:family="text">
      <style:text-properties style:font-name="Arial Black" fo:font-size="12pt" fo:font-style="normal" fo:font-weight="normal" officeooo:rsid="0066d8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1" style:family="text">
      <style:text-properties style:font-name="Arial Black" fo:font-size="12pt" fo:font-style="normal" fo:font-weight="normal" officeooo:rsid="006e2b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2" style:family="text">
      <style:text-properties style:font-name="Arial Black" fo:font-size="12pt" fo:font-style="normal" fo:font-weight="normal" officeooo:rsid="00707e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3" style:family="text">
      <style:text-properties style:text-position="sub 58%" style:font-name="LMRoman10" fo:font-size="12pt" fo:font-style="normal" fo:font-weight="normal" officeooo:rsid="005452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4" style:family="text">
      <style:text-properties style:text-position="sub 58%" style:font-name="LMRoman10" fo:font-size="14pt" fo:font-style="italic" fo:font-weight="normal" officeooo:rsid="00545062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65" style:family="text">
      <style:text-properties style:text-position="0% 100%" style:font-name="LMRoman10" fo:font-size="12pt" fo:font-style="normal" fo:font-weight="normal" officeooo:rsid="005452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6" style:family="text">
      <style:text-properties style:text-position="0% 100%" style:font-name="LMRoman10" fo:font-size="12pt" fo:font-style="normal" fo:font-weight="normal" officeooo:rsid="005819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7" style:family="text">
      <style:text-properties style:text-position="0% 100%" style:font-name="LMRoman10" fo:font-size="12pt" fo:font-style="normal" fo:font-weight="normal" officeooo:rsid="0054520f" style:font-size-asian="12pt" style:font-style-asian="normal" style:font-weight-asian="normal" style:font-size-complex="12pt" style:font-style-complex="normal" style:font-weight-complex="normal" style:text-overline-style="solid" style:text-overline-width="auto" style:text-overline-color="font-color"/>
    </style:style>
    <style:style style:name="T68" style:family="text">
      <style:text-properties style:text-position="0% 100%" style:font-name="LMRoman10" fo:font-size="12pt" fo:font-style="normal" fo:font-weight="normal" officeooo:rsid="00581951" style:font-size-asian="12pt" style:font-style-asian="normal" style:font-weight-asian="normal" style:font-size-complex="12pt" style:font-style-complex="normal" style:font-weight-complex="normal" style:text-overline-style="solid" style:text-overline-width="auto" style:text-overline-color="font-color"/>
    </style:style>
    <style:style style:name="T69" style:family="text">
      <style:text-properties style:text-position="0% 100%" style:font-name="LMRoman10" fo:font-size="14pt" fo:font-style="italic" fo:font-weight="normal" officeooo:rsid="00545062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70" style:family="text">
      <style:text-properties officeooo:rsid="005ab2eb"/>
    </style:style>
    <style:style style:name="T71" style:family="text">
      <style:text-properties style:use-window-font-color="true" style:text-outline="false" style:text-line-through-style="none" style:font-name="FreeSans" fo:font-size="9pt" fo:font-style="normal" fo:text-shadow="none" style:text-underline-style="none" fo:font-weight="normal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/>
    </style:style>
    <style:style style:name="T72" style:family="text">
      <style:text-properties style:font-name="LMRoman10"/>
    </style:style>
    <style:style style:name="T73" style:family="text">
      <style:text-properties style:font-name="LMSans1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Dash_20_3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2" draw:fill-image-name="Bitmape_20_1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draw:stroke-dash="Dash_20_4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3" draw:fill-image-name="Bitmape_20_1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draw:stroke-dash="Dash_20_5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4" draw:fill-image-name="Bitmape_20_1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draw:stroke-dash="Dash_20_6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5" draw:fill-image-name="Bitmape_20_1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draw:stroke-dash="Dash_20_7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6" draw:fill-image-name="Bitmape_20_1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draw:stroke-dash="Dash_20_8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7" draw:fill-image-name="Bitmape_20_1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draw:fill="solid" draw:fill-color="#ccffff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draw:fill="solid" draw:fill-color="#fff5cf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ula <text:span text:style-name="T70">8</text:span>: Introdução às portas lógicas</text:p>
      <text:p text:style-name="P2"/>
      <text:p text:style-name="P7">Instruções para a Aula</text:p>
      <text:p text:style-name="P2"/>
      <text:p text:style-name="P4"><text:span text:style-name="T1">Por favor, não leve esta cópia embora, </text:span><text:span text:style-name="T53">nem rabisque.</text:span></text:p>
      <text:p text:style-name="P5">Outros alunos irão usá-la após você.</text:p>
      <text:p text:style-name="P3"><text:span text:style-name="T1">Há uma cópia </text:span><text:span text:style-name="T53">em PDF</text:span><text:span text:style-name="T1"> deste documento no site.</text:span></text:p>
      <text:p text:style-name="P8"/>
      <text:p text:style-name="P9"><text:span text:style-name="T54">1)</text:span><text:span text:style-name="T1"> Acesse o site do curso,</text:span><text:span text:style-name="T52"> faça download do simulador </text:span><text:span text:style-name="T70">de circuitos</text:span><text:span text:style-name="T52"> </text:span><text:span text:style-name="T70">e execute-o.</text:span></text:p>
      <text:p text:style-name="P14">2) <text:span text:style-name="T33">Perguntas: </text:span><text:span text:style-name="T10">(a) </text:span><text:span text:style-name="T7">Você con</text:span><text:span text:style-name="T6">segue imaginar</text:span><text:span text:style-name="T7"> um </text:span><text:span text:style-name="T6">interruptor </text:span><text:span text:style-name="T9">que possa ser</text:span><text:span text:style-name="T6"> controlado por um sinal elétrico, em vez de ser controlado </text:span><text:span text:style-name="T9">apenas</text:span><text:span text:style-name="T6"> de maneira </text:span><text:span text:style-name="T21">puramente </text:span><text:span text:style-name="T6">mecânica? </text:span><text:span text:style-name="T21">Pense um pouco.</text:span><text:span text:style-name="T6"> </text:span><text:span text:style-name="T10">(b) </text:span><text:span text:style-name="T21">A</text:span><text:span text:style-name="T8">br</text:span><text:span text:style-name="T21">a</text:span><text:span text:style-name="T8"> o circuito “Relay” </text:span><text:span text:style-name="T21">(está no item de menu Circuits → Aula 8)</text:span><text:span text:style-name="T8"> </text:span><text:span text:style-name="T21">Clique sobre o interruptor A e observe o comportamento do circuito.</text:span><text:span text:style-name="T8"> </text:span><text:span text:style-name="T11">(</text:span><text:span text:style-name="T12">c</text:span><text:span text:style-name="T11">) Explique o funcionamento elétrico do circuito.</text:span><text:span text:style-name="T10">(</text:span><text:span text:style-name="T12">d</text:span><text:span text:style-name="T10">) Qual é a expressão para L em função de A? (</text:span><text:span text:style-name="T12">e</text:span><text:span text:style-name="T10">) </text:span><text:span text:style-name="T12">Você consegue alterar o circuito para que a expressão seja </text:span><text:span text:style-name="T2">A</text:span><text:span text:style-name="T10">?<text:line-break/></text:span><text:span text:style-name="T57">3</text:span><text:span text:style-name="T55">)</text:span><text:span text:style-name="T7"> </text:span><text:span text:style-name="T13">Abra o circuito “Relay 2.” Ele é o mesmo circuito que “Relay,” só que desenhado de maneira mais simples. O símbolo </text:span><text:span text:style-name="T13"><draw:frame draw:style-name="fr1" draw:name="figura6" text:anchor-type="as-char" svg:y="-0.536cm" svg:width="0.6cm" svg:height="0.6cm" draw:z-index="30"><draw:image xlink:href="Pictures/100000000000003100000031A7B91029.png" xlink:type="simple" xlink:show="embed" xlink:actuate="onLoad"/></draw:frame></text:span><text:span text:style-name="T13"> </text:span><text:span text:style-name="T14">(chamado </text:span><text:span text:style-name="T36">fonte de tensão</text:span><text:span text:style-name="T14"> ou </text:span><text:span text:style-name="T36">Vcc</text:span><text:span text:style-name="T14">) indica uma ligação ao terminal positivo da bateria. O símbolo</text:span><text:span text:style-name="T13"> </text:span><text:span text:style-name="T13"><draw:frame draw:style-name="fr2" draw:name="figura5" text:anchor-type="as-char" svg:width="0.42cm" svg:height="0.469cm" draw:z-index="31"><draw:image xlink:href="Pictures/100000000000001E00000021D7327393.png" xlink:type="simple" xlink:show="embed" xlink:actuate="onLoad"/></draw:frame></text:span><text:span text:style-name="T13"> </text:span><text:span text:style-name="T14">(</text:span><text:span text:style-name="T36">terra</text:span><text:span text:style-name="T14"> ou </text:span><text:span text:style-name="T36">0V</text:span><text:span text:style-name="T14">) indica uma ligação ao terminal negativo da bateria.</text:span></text:p>
      <text:p text:style-name="P17"><text:span text:style-name="T57">4</text:span><text:span text:style-name="T55">)</text:span><text:span text:style-name="T7"> </text:span><text:span text:style-name="T13">Abra o circuito “Relay </text:span><text:span text:style-name="T15">3</text:span><text:span text:style-name="T13">.” Ele é o mesmo circuito que “Relay</text:span><text:span text:style-name="T15">2</text:span><text:span text:style-name="T13">,” </text:span><text:span text:style-name="T15">só que abstraímos mais ainda a sua representação. Aqui, o valor verdade de A é recebido de outra parte do circuito, a qual não é necessário conhecermos (</text:span><text:span text:style-name="T34">1</text:span><text:span text:style-name="T15"> significa ligação ao positivo da bateria = +5V, </text:span><text:span text:style-name="T34">0</text:span><text:span text:style-name="T15"> significa ligação ao terra = 0V) </text:span><text:span text:style-name="T16">e a saída é indicada de maneira numérica, em vez de usarmos um indicador luminoso (lâmpada).</text:span></text:p>
      <text:p text:style-name="P18"><text:span text:style-name="T57">5</text:span><text:span text:style-name="T55">)</text:span><text:span text:style-name="T7"> </text:span><text:span text:style-name="T13">Abra o circuito “</text:span><text:span text:style-name="T21">Porta lógica </text:span><text:span text:style-name="T22">1</text:span><text:span text:style-name="T13">.” </text:span><text:span text:style-name="T21">Altere o valor verdade da entrada </text:span><text:span text:style-name="T39">A</text:span><text:span text:style-name="T21"> e veja o que acontece com a saída </text:span><text:span text:style-name="T39">Z</text:span><text:span text:style-name="T21">. (a) Qual é a expressão lógica para </text:span><text:span text:style-name="T39">Z</text:span><text:span text:style-name="T21"> em função de </text:span><text:span text:style-name="T39">A</text:span><text:span text:style-name="T21">? (b) apague o retângulo que recobre o circuito interno. Você pode explicar como funciona esse circuito?</text:span></text:p>
      <text:p text:style-name="P18"><text:span text:style-name="T57">6</text:span><text:span text:style-name="T55">)</text:span><text:span text:style-name="T7"> </text:span><text:span text:style-name="T13">Abra o circuito “</text:span><text:span text:style-name="T21">Porta lógica 2</text:span><text:span text:style-name="T13">.” </text:span><text:span text:style-name="T21">Altere o valor verdade das entradas </text:span><text:span text:style-name="T39">A</text:span><text:span text:style-name="T21"> e </text:span><text:span text:style-name="T39">B</text:span><text:span text:style-name="T21"> e veja o que acontece com a saída </text:span><text:span text:style-name="T39">Z</text:span><text:span text:style-name="T21">. (a) Qual é a expressão lógica para </text:span><text:span text:style-name="T39">Z</text:span><text:span text:style-name="T21"> em função de </text:span><text:span text:style-name="T39">A</text:span><text:span text:style-name="T21"> e </text:span><text:span text:style-name="T39">B</text:span><text:span text:style-name="T21">? (b) apague o retângulo que recobre o circuito interno. Você pode explicar como funciona esse circuito?</text:span></text:p>
      <text:p text:style-name="P19"><text:span text:style-name="T58">7</text:span><text:span text:style-name="T55">)</text:span><text:span text:style-name="T7"> </text:span><text:span text:style-name="T13">A</text:span><text:span text:style-name="T23">bra o circuito </text:span><text:span text:style-name="T13">“</text:span><text:span text:style-name="T21">Porta lógica </text:span><text:span text:style-name="T23">3</text:span><text:span text:style-name="T13">” </text:span><text:span text:style-name="T23">e altere-o de tal forma que a expressão lógica da saída seja: </text:span><text:span text:style-name="T40">Z</text:span><text:span text:style-name="T23"> = </text:span><text:span text:style-name="T40">A</text:span><text:span text:style-name="T23"> + </text:span><text:span text:style-name="T40">B</text:span><text:span text:style-name="T23">. Grave-o com o nome de “porta-or.txt” </text:span><text:span text:style-name="T24">(lembra da aula passada? A que corresponde um circuito com interruptores em paralelo?)</text:span></text:p>
      <text:p text:style-name="P24"/>
      <text:p text:style-name="P12"><text:soft-page-break/><text:span text:style-name="T58">8</text:span><text:span text:style-name="T56">) </text:span><text:span text:style-name="T37">Portas lógicas</text:span><text:span text:style-name="T17"> são circuitos cujo sinal na saída </text:span><text:span text:style-name="T41">Z</text:span><text:span text:style-name="T17"> é uma das seguintes funções lógicas dos sinais </text:span><text:span text:style-name="T37">A</text:span><text:span text:style-name="T17">, </text:span><text:span text:style-name="T42">B</text:span><text:span text:style-name="T64"> </text:span><text:span text:style-name="T17">da entrada:</text:span></text:p>
      <text:p text:style-name="P10"><draw:frame text:anchor-type="paragraph" draw:z-index="2" draw:style-name="gr2" draw:text-style-name="P37" svg:width="2.497cm" svg:height="0.638cm" svg:x="9.229cm" svg:y="0.235cm"><draw:text-box><text:p><text:span text:style-name="T72">saída</text:span></text:p></draw:text-box></draw:frame><draw:frame text:anchor-type="paragraph" draw:z-index="1" draw:style-name="gr2" draw:text-style-name="P37" svg:width="2.497cm" svg:height="0.638cm" svg:x="4.736cm" svg:y="0.175cm"><draw:text-box><text:p><text:span text:style-name="T72">entradas</text:span></text:p></draw:text-box></draw:frame><draw:rect text:anchor-type="paragraph" draw:z-index="29" draw:style-name="gr11" draw:text-style-name="P40" svg:width="1.676cm" svg:height="21.111cm" svg:x="4.736cm" svg:y="0.215cm"><text:p/></draw:rect><draw:rect text:anchor-type="paragraph" draw:z-index="32" draw:style-name="gr12" draw:text-style-name="P40" svg:width="1.676cm" svg:height="21.111cm" svg:x="9.024cm" svg:y="0.235cm"><text:p/></draw:rect></text:p>
      <text:p text:style-name="P10"><draw:custom-shape text:anchor-type="paragraph" draw:z-index="0" draw:name="And" draw:style-name="gr1" draw:text-style-name="P36" svg:width="3.001cm" svg:height="1.581cm" svg:x="6.618cm" svg:y="0.432cm"><draw:glue-point draw:id="4" svg:x="-5cm" svg:y="-2.546cm" draw:escape-direction="left"/><draw:glue-point draw:id="5" svg:x="-5cm" svg:y="2.547cm" draw:escape-direction="left"/><text:p text:style-name="P35"><text:span text:style-name="T71">And</text:span></text:p><draw:enhanced-geometry svg:viewBox="0 0 5000 2637" draw:mirror-horizontal="false" draw:mirror-vertical="false" draw:text-areas="0 2937 5000 3037" draw:type="NonPrimitive" draw:enhanced-path="M 0 647 L 896 647 M 0 1990 L 896 1990 M 2886 0 L 896 0 896 2637 2886 2637 U 2886 1318 1318 1318 270 90 M 4204 1318 L 5000 1318 F N"/></draw:custom-shape><draw:frame text:anchor-type="paragraph" draw:z-index="4" draw:style-name="gr4" draw:text-style-name="P39" svg:width="0.795cm" svg:height="1.472cm" svg:x="5.824cm" svg:y="0.432cm"><draw:text-box><text:p text:style-name="P38"><text:span text:style-name="T73">A</text:span></text:p><text:p><text:span text:style-name="T73">B</text:span></text:p></draw:text-box></draw:frame></text:p>
      <text:list xml:id="list21440251991" text:style-name="L1">
        <text:list-item>
          <text:p text:style-name="P28"><draw:frame text:anchor-type="paragraph" draw:z-index="5" draw:style-name="gr4" draw:text-style-name="P39" svg:width="0.795cm" svg:height="0.638cm" svg:x="9.911cm" svg:y="0.095cm"><draw:text-box><text:p text:style-name="P38"><text:span text:style-name="T73">Z</text:span></text:p></draw:text-box></draw:frame><text:span text:style-name="T37">and:</text:span><text:span text:style-name="T17"> </text:span><text:span text:style-name="T19">Z = </text:span><text:span text:style-name="T17">A</text:span><text:span text:style-name="T65">·</text:span><text:span text:style-name="T66">B</text:span><text:span text:style-name="T69">;</text:span></text:p>
        </text:list-item>
      </text:list>
      <text:p text:style-name="P13"/>
      <text:p text:style-name="P13"><draw:line text:anchor-type="paragraph" draw:z-index="23" draw:style-name="gr10" draw:text-style-name="P40" svg:x1="0.21cm" svg:y1="0.294cm" svg:x2="16.702cm" svg:y2="0.206cm"><text:p/></draw:line></text:p>
      <text:list xml:id="list365171914" text:continue-numbering="true" text:style-name="L1">
        <text:list-item>
          <text:p text:style-name="P28"><draw:custom-shape text:anchor-type="paragraph" draw:z-index="3" draw:name="Or" draw:style-name="gr3" draw:text-style-name="P36" svg:width="3.001cm" svg:height="1.581cm" svg:x="6.548cm" svg:y="-0.173cm"><draw:glue-point draw:id="4" svg:x="-5cm" svg:y="-2.546cm" draw:escape-direction="left"/><draw:glue-point draw:id="5" svg:x="-5cm" svg:y="2.547cm" draw:escape-direction="left"/><text:p text:style-name="P35"><text:span text:style-name="T71">Or</text:span></text:p><draw:enhanced-geometry svg:viewBox="0 0 5000 2637" draw:text-areas="0 2937 5000 3037" draw:type="NonPrimitive" draw:enhanced-path="M 0 647 L 920 647 M 0 1990 L 920 1990 F N M 672 0 C 1095 672 1095 1965 672 2637 F N M 672 0 L 2239 0 F N M 2239 0 C 3483 0 4104 945 4254 1318 F N M 672 2637 L 2239 2637 F N M 2239 2637 C 3483 2637 4104 1692 4254 1318 F N M 4254 1318 L 5000 1318 F N"/></draw:custom-shape><draw:frame text:anchor-type="paragraph" draw:z-index="6" draw:style-name="gr4" draw:text-style-name="P39" svg:width="0.795cm" svg:height="1.472cm" svg:x="5.794cm" svg:y="-0.109cm"><draw:text-box><text:p text:style-name="P38"><text:span text:style-name="T73">A</text:span></text:p><text:p><text:span text:style-name="T73">B</text:span></text:p></draw:text-box></draw:frame><draw:frame text:anchor-type="paragraph" draw:z-index="7" draw:style-name="gr4" draw:text-style-name="P39" svg:width="0.795cm" svg:height="0.638cm" svg:x="9.881cm" svg:y="0.191cm"><draw:text-box><text:p text:style-name="P38"><text:span text:style-name="T73">Z</text:span></text:p></draw:text-box></draw:frame><text:span text:style-name="T37">or: </text:span><text:span text:style-name="T19">Z = </text:span><text:span text:style-name="T17">A</text:span><text:span text:style-name="T63"> </text:span><text:span text:style-name="T65">+ </text:span><text:span text:style-name="T66">B</text:span><text:span text:style-name="T17">;</text:span></text:p>
        </text:list-item>
      </text:list>
      <text:p text:style-name="P10"/>
      <text:p text:style-name="P10"><draw:line text:anchor-type="paragraph" draw:z-index="24" draw:style-name="gr10" draw:text-style-name="P40" svg:x1="0.356cm" svg:y1="0.413cm" svg:x2="16.76cm" svg:y2="0.413cm"><text:p/></draw:line></text:p>
      <text:list xml:id="list421540479" text:continue-numbering="true" text:style-name="L1">
        <text:list-item>
          <text:p text:style-name="P28"><draw:custom-shape text:anchor-type="paragraph" draw:z-index="8" draw:name="Not" draw:style-name="gr5" draw:text-style-name="P36" svg:width="2.855cm" svg:height="1.581cm" svg:x="6.292cm" svg:y="-0.146cm"><text:p text:style-name="P35"><text:span text:style-name="T71">Not</text:span></text:p><draw:enhanced-geometry svg:viewBox="0 0 5000 3174" draw:text-areas="0 3474 5000 3574" draw:type="NonPrimitive" draw:enhanced-path="M 0 1587 L 1198 1587 F N M 1198 0 L 1198 3174 3946 1587 F Z N U 4186 1587 240 240 0 360 M 4425 1587 L 5000 1587 F N"/></draw:custom-shape><draw:frame text:anchor-type="paragraph" draw:z-index="9" draw:style-name="gr4" draw:text-style-name="P39" svg:width="0.795cm" svg:height="0.638cm" svg:x="5.646cm" svg:y="0.358cm"><draw:text-box><text:p text:style-name="P38"><text:span text:style-name="T73">A</text:span></text:p></draw:text-box></draw:frame><draw:frame text:anchor-type="paragraph" draw:z-index="10" draw:style-name="gr4" draw:text-style-name="P39" svg:width="0.795cm" svg:height="0.638cm" svg:x="9.529cm" svg:y="0.245cm"><draw:text-box><text:p text:style-name="P38"><text:span text:style-name="T73">Z</text:span></text:p></draw:text-box></draw:frame><text:span text:style-name="T37">not: </text:span><text:span text:style-name="T19">Z = </text:span><text:span text:style-name="T3">A</text:span><text:span text:style-name="T37">;</text:span></text:p>
        </text:list-item>
      </text:list>
      <text:p text:style-name="P11"/>
      <text:p text:style-name="P11"><draw:line text:anchor-type="paragraph" draw:z-index="28" draw:style-name="gr10" draw:text-style-name="P40" svg:x1="0.533cm" svg:y1="0.453cm" svg:x2="16.791cm" svg:y2="0.453cm"><text:p/></draw:line></text:p>
      <text:list xml:id="list616747758" text:continue-numbering="true" text:style-name="L1">
        <text:list-item>
          <text:p text:style-name="P28"><draw:custom-shape text:anchor-type="paragraph" draw:z-index="11" draw:name="Xor" draw:style-name="gr6" draw:text-style-name="P36" svg:width="3.001cm" svg:height="1.581cm" svg:x="6.311cm" svg:y="-0.108cm"><draw:glue-point draw:id="4" svg:x="-5cm" svg:y="-2.546cm" draw:escape-direction="left"/><draw:glue-point draw:id="5" svg:x="-5cm" svg:y="2.547cm" draw:escape-direction="left"/><text:p text:style-name="P35"><text:span text:style-name="T71">Xor</text:span></text:p><draw:enhanced-geometry svg:viewBox="0 0 5000 2637" draw:text-areas="0 2937 5000 3037" draw:type="NonPrimitive" draw:enhanced-path="M 0 647 L 920 647 M 0 1990 L 920 1990 F N M 672 0 C 1095 672 1095 1965 672 2637 F N M 473 0 C 896 672 896 1965 473 2637 F N M 672 0 L 2239 0 F N M 2239 0 C 3483 0 4104 945 4254 1318 F N M 672 2637 L 2239 2637 F N M 2239 2637 C 3483 2637 4104 1692 4254 1318 F N M 4254 1318 L 5000 1318 F N"/></draw:custom-shape><draw:frame text:anchor-type="paragraph" draw:z-index="12" draw:style-name="gr4" draw:text-style-name="P39" svg:width="0.795cm" svg:height="1.472cm" svg:x="5.53cm" svg:y="-0.115cm"><draw:text-box><text:p text:style-name="P38"><text:span text:style-name="T73">A</text:span></text:p><text:p><text:span text:style-name="T73">B</text:span></text:p></draw:text-box></draw:frame><draw:frame text:anchor-type="paragraph" draw:z-index="13" draw:style-name="gr4" draw:text-style-name="P39" svg:width="0.795cm" svg:height="0.638cm" svg:x="9.617cm" svg:y="0.185cm"><draw:text-box><text:p text:style-name="P38"><text:span text:style-name="T73">Z</text:span></text:p></draw:text-box></draw:frame><text:span text:style-name="T37">xor: </text:span><text:span text:style-name="T19">Z = </text:span><text:span text:style-name="T17">A</text:span><text:span text:style-name="T63"> </text:span><text:span text:style-name="T65">⊕ </text:span><text:span text:style-name="T20">B</text:span><text:span text:style-name="T17">;</text:span></text:p>
        </text:list-item>
      </text:list>
      <text:p text:style-name="P10"/>
      <text:p text:style-name="P10"/>
      <text:p text:style-name="P10"><draw:custom-shape text:anchor-type="paragraph" draw:z-index="14" draw:name="Nand" draw:style-name="gr7" draw:text-style-name="P36" svg:width="3.121cm" svg:height="1.581cm" svg:x="6.207cm" svg:y="0.471cm"><draw:glue-point draw:id="4" svg:x="-5cm" svg:y="-2.546cm" draw:escape-direction="left"/><draw:glue-point draw:id="5" svg:x="-5cm" svg:y="2.547cm" draw:escape-direction="left"/><text:p text:style-name="P35"><text:span text:style-name="T71">Nand</text:span></text:p><draw:enhanced-geometry svg:viewBox="0 0 5000 2536" draw:text-areas="0 2836 5000 2936" draw:type="NonPrimitive" draw:enhanced-path="M 0 622 L 861 622 M 0 1914 L 861 1914 M 2775 0 L 861 0 861 2536 2775 2536 U 2775 1268 1268 1268 270 90 F N U 4234 1268 191 191 0 360 F N M 4426 1268 L 5000 1268 F N"/></draw:custom-shape><draw:frame text:anchor-type="paragraph" draw:z-index="17" draw:style-name="gr4" draw:text-style-name="P39" svg:width="0.795cm" svg:height="1.472cm" svg:x="5.678cm" svg:y="0.411cm"><draw:text-box><text:p text:style-name="P38"><text:span text:style-name="T73">A</text:span></text:p><text:p><text:span text:style-name="T73">B</text:span></text:p></draw:text-box></draw:frame><draw:line text:anchor-type="paragraph" draw:z-index="26" draw:style-name="gr10" draw:text-style-name="P40" svg:x1="0.621cm" svg:y1="0.019cm" svg:x2="16.879cm" svg:y2="0.019cm"><text:p/></draw:line></text:p>
      <text:list xml:id="list93054004" text:continue-numbering="true" text:style-name="L1">
        <text:list-item>
          <text:p text:style-name="P28"><draw:frame text:anchor-type="paragraph" draw:z-index="18" draw:style-name="gr4" draw:text-style-name="P39" svg:width="0.795cm" svg:height="0.638cm" svg:x="9.765cm" svg:y="-0.088cm"><draw:text-box><text:p text:style-name="P38"><text:span text:style-name="T73">Z</text:span></text:p></draw:text-box></draw:frame><text:span text:style-name="T37">nand: </text:span><text:span text:style-name="T19">Z = </text:span><text:span text:style-name="T3">A</text:span><text:span text:style-name="T67">·</text:span><text:span text:style-name="T68">B</text:span><text:span text:style-name="T69">;</text:span></text:p>
        </text:list-item>
      </text:list>
      <text:p text:style-name="P13"/>
      <text:p text:style-name="P13"><draw:line text:anchor-type="paragraph" draw:z-index="27" draw:style-name="gr10" draw:text-style-name="P40" svg:x1="0.474cm" svg:y1="0.265cm" svg:x2="16.732cm" svg:y2="0.265cm"><text:p/></draw:line></text:p>
      <text:p text:style-name="P13"><draw:custom-shape text:anchor-type="paragraph" draw:z-index="15" draw:name="Nor" draw:style-name="gr8" draw:text-style-name="P36" svg:width="3.121cm" svg:height="1.579cm" svg:x="6.207cm" svg:y="0.273cm"><draw:glue-point draw:id="4" svg:x="-5cm" svg:y="-2.546cm" draw:escape-direction="left"/><draw:glue-point draw:id="5" svg:x="-5cm" svg:y="2.547cm" draw:escape-direction="left"/><text:p text:style-name="P35"><text:span text:style-name="T71">Nor</text:span></text:p><draw:enhanced-geometry svg:viewBox="0 0 5000 2536" draw:text-areas="0 2836 5000 2936" draw:type="NonPrimitive" draw:enhanced-path="M 0 622 L 885 622 M 0 1914 L 885 1914 F N M 646 0 C 1053 646 1053 1890 646 2536 F N M 646 0 L 2153 0 F N M 2153 0 C 3349 0 3947 909 4091 1268 F N M 646 2536 L 2153 2536 F N M 2153 2536 C 3349 2536 3947 1627 4091 1268 F N U 4282 1268 191 191 0 360 F N M 4474 1268 L 5000 1268 F N"/></draw:custom-shape><draw:frame text:anchor-type="paragraph" draw:z-index="19" draw:style-name="gr4" draw:text-style-name="P39" svg:width="0.795cm" svg:height="1.472cm" svg:x="5.618cm" svg:y="0.372cm"><draw:text-box><text:p text:style-name="P38"><text:span text:style-name="T73">A</text:span></text:p><text:p><text:span text:style-name="T73">B</text:span></text:p></draw:text-box></draw:frame><draw:frame text:anchor-type="paragraph" draw:z-index="20" draw:style-name="gr4" draw:text-style-name="P39" svg:width="0.795cm" svg:height="0.638cm" svg:x="9.705cm" svg:y="0.672cm"><draw:text-box><text:p text:style-name="P38"><text:span text:style-name="T73">Z</text:span></text:p></draw:text-box></draw:frame></text:p>
      <text:list xml:id="list65845528" text:continue-numbering="true" text:style-name="L1">
        <text:list-item>
          <text:p text:style-name="P29"><text:span text:style-name="T38">nor: </text:span><text:span text:style-name="T19">Z = </text:span><text:span text:style-name="T3">A</text:span><text:span text:style-name="T67"> + </text:span><text:span text:style-name="T68">B</text:span><text:span text:style-name="T17">;</text:span></text:p>
        </text:list-item>
      </text:list>
      <text:p text:style-name="P10"/>
      <text:p text:style-name="P10"><draw:line text:anchor-type="paragraph" draw:z-index="25" draw:style-name="gr10" draw:text-style-name="P40" svg:x1="0.445cm" svg:y1="0.397cm" svg:x2="16.703cm" svg:y2="0.397cm"><text:p/></draw:line></text:p>
      <text:p text:style-name="P10"><draw:custom-shape text:anchor-type="paragraph" draw:z-index="16" draw:name="Xnor" draw:style-name="gr9" draw:text-style-name="P36" svg:width="3.121cm" svg:height="1.581cm" svg:x="6.207cm" svg:y="0.39cm"><draw:glue-point draw:id="4" svg:x="-5cm" svg:y="-2.546cm" draw:escape-direction="left"/><draw:glue-point draw:id="5" svg:x="-5cm" svg:y="2.547cm" draw:escape-direction="left"/><text:p text:style-name="P35"><text:span text:style-name="T71">Xnor</text:span></text:p><draw:enhanced-geometry svg:viewBox="0 0 5000 2536" draw:text-areas="0 2836 5000 2936" draw:type="NonPrimitive" draw:enhanced-path="M 0 622 L 885 622 M 0 1914 L 885 1914 F N M 646 0 C 1053 646 1053 1890 646 2536 F N M 455 0 C 861 646 861 1890 455 2536 F N M 646 0 L 2153 0 F N M 2153 0 C 3349 0 3947 909 4091 1268 F N M 646 2536 L 2153 2536 F N M 2153 2536 C 3349 2536 3947 1627 4091 1268 F N U 4282 1268 191 191 0 360 F N M 4474 1268 L 5000 1268 F N"/></draw:custom-shape><draw:frame text:anchor-type="paragraph" draw:z-index="21" draw:style-name="gr4" draw:text-style-name="P39" svg:width="0.795cm" svg:height="1.472cm" svg:x="5.678cm" svg:y="0.409cm"><draw:text-box><text:p text:style-name="P38"><text:span text:style-name="T73">A</text:span></text:p><text:p><text:span text:style-name="T73">B</text:span></text:p></draw:text-box></draw:frame></text:p>
      <text:list xml:id="list1721053158" text:continue-numbering="true" text:style-name="L1">
        <text:list-item>
          <text:p text:style-name="P28"><draw:frame text:anchor-type="paragraph" draw:z-index="22" draw:style-name="gr4" draw:text-style-name="P39" svg:width="0.795cm" svg:height="0.638cm" svg:x="9.765cm" svg:y="-0.09cm"><draw:text-box><text:p text:style-name="P38"><text:span text:style-name="T73">Z</text:span></text:p></draw:text-box></draw:frame><text:span text:style-name="T38">xnor:</text:span><text:span text:style-name="T18"> </text:span><text:span text:style-name="T19">Z = </text:span><text:span text:style-name="T3">A </text:span><text:span text:style-name="T67">⊕ </text:span><text:span text:style-name="T4">B</text:span><text:span text:style-name="T17">;</text:span></text:p>
        </text:list-item>
      </text:list>
      <text:p text:style-name="P27"/>
      <text:p text:style-name="P27"/>
      <text:p text:style-name="P20"><text:span text:style-name="T25">Dentro de cada porta lógica, há circuitos que </text:span><text:span text:style-name="T35">abrem</text:span><text:span text:style-name="T25"> ou </text:span><text:span text:style-name="T35">fecham</text:span><text:span text:style-name="T25"> o caminho (daí o nome de </text:span><text:span text:style-name="T35">porta</text:span><text:span text:style-name="T25">) desde a fonte de tensão (bateria) até a saída. Abra o circuito “portas lógicas” e veja o estado de cada saída mudar de acordo com as entradas.</text:span></text:p>
      <text:p text:style-name="P21"><text:soft-page-break/><text:span text:style-name="T59">9</text:span><text:span text:style-name="T56">) </text:span><text:span text:style-name="T26">Usando portas lógicas, monte um circuito com entradas </text:span><text:span text:style-name="T43">A</text:span><text:span text:style-name="T26">, </text:span><text:span text:style-name="T43">B</text:span><text:span text:style-name="T26">, </text:span><text:span text:style-name="T43">C</text:span><text:span text:style-name="T26"> e saída </text:span><text:span text:style-name="T43">Z</text:span><text:span text:style-name="T26"> de tal forma que </text:span><text:span text:style-name="T43">Z</text:span><text:span text:style-name="T26"> = </text:span><text:span text:style-name="T43">AB</text:span><text:span text:style-name="T26"> + </text:span><text:span text:style-name="T43">C</text:span><text:span text:style-name="T26">. </text:span><text:span text:style-name="T29">Verifique se ele está correto alterando o estado das entradas e anotando o estado da saída em uma tabela verdade.</text:span></text:p>
      <text:p text:style-name="P21"><text:span text:style-name="T59">10</text:span><text:span text:style-name="T56">) </text:span><text:span text:style-name="T26">Usando portas lógicas, monte um circuito com entradas </text:span><text:span text:style-name="T43">A</text:span><text:span text:style-name="T26">, </text:span><text:span text:style-name="T43">B</text:span><text:span text:style-name="T26">, </text:span><text:span text:style-name="T43">C</text:span><text:span text:style-name="T26"> e saída </text:span><text:span text:style-name="T43">Z</text:span><text:span text:style-name="T26"> de tal forma que </text:span><text:span text:style-name="T43">Z</text:span><text:span text:style-name="T26"> = </text:span><text:span text:style-name="T48">AB</text:span><text:span text:style-name="T5"> + </text:span><text:span text:style-name="T48">C</text:span><text:span text:style-name="T26">.</text:span></text:p>
      <text:p text:style-name="P21"><text:span text:style-name="T59">11</text:span><text:span text:style-name="T56">) </text:span><text:span text:style-name="T26">Usando portas lógicas, monte um circuito com entradas </text:span><text:span text:style-name="T43">A</text:span><text:span text:style-name="T26">, </text:span><text:span text:style-name="T43">B</text:span><text:span text:style-name="T26">, </text:span><text:span text:style-name="T43">C</text:span><text:span text:style-name="T26"> e saída </text:span><text:span text:style-name="T43">Z </text:span><text:span text:style-name="T26">de tal forma que Z = </text:span><text:span text:style-name="T43">AB</text:span><text:span text:style-name="T26"> + </text:span><text:span text:style-name="T48">A</text:span><text:span text:style-name="T43">C</text:span><text:span text:style-name="T26">.</text:span></text:p>
      <text:p text:style-name="P23"><text:span text:style-name="T59">1</text:span><text:span text:style-name="T60">2</text:span><text:span text:style-name="T56">) </text:span><text:span text:style-name="T26">Usando portas lógicas, monte um circuito com entradas </text:span><text:span text:style-name="T43">A</text:span><text:span text:style-name="T26">, </text:span><text:span text:style-name="T43">B</text:span><text:span text:style-name="T26">, </text:span><text:span text:style-name="T43">C</text:span><text:span text:style-name="T26"> e saída </text:span><text:span text:style-name="T43">Z </text:span><text:span text:style-name="T26">de tal forma que Z = </text:span><text:span text:style-name="T45">A</text:span><text:span text:style-name="T49">B</text:span><text:span text:style-name="T45">C</text:span><text:span text:style-name="T26">.</text:span></text:p>
      <text:p text:style-name="P23"><text:span text:style-name="T27">Obs.: Lembre-se que </text:span><text:span text:style-name="T44">XYZ</text:span><text:span text:style-name="T27"> = (</text:span><text:span text:style-name="T44">XY</text:span><text:span text:style-name="T27">)</text:span><text:span text:style-name="T44">Z</text:span></text:p>
      <text:p text:style-name="P21"><text:span text:style-name="T59">1</text:span><text:span text:style-name="T60">3</text:span><text:span text:style-name="T56">) </text:span><text:span text:style-name="T26">Usando portas lógicas, monte um circuito com entradas </text:span><text:span text:style-name="T43">A</text:span><text:span text:style-name="T26">, </text:span><text:span text:style-name="T43">B</text:span><text:span text:style-name="T26">, </text:span><text:span text:style-name="T43">C, D</text:span><text:span text:style-name="T26"> e saída </text:span><text:span text:style-name="T43">Z </text:span><text:span text:style-name="T26">de tal forma que Z = </text:span><text:span text:style-name="T43">AB</text:span><text:span text:style-name="T26"> + </text:span><text:span text:style-name="T48">A</text:span><text:span text:style-name="T43">C</text:span><text:span text:style-name="T26"> + </text:span><text:span text:style-name="T48">B</text:span><text:span text:style-name="T43">C</text:span><text:span text:style-name="T26"> + </text:span><text:span text:style-name="T43">B</text:span><text:span text:style-name="T48">C</text:span><text:span text:style-name="T43">D</text:span><text:span text:style-name="T26">.</text:span></text:p>
      <text:p text:style-name="P22"><text:span text:style-name="T26">Obs.: </text:span><text:span text:style-name="T27">no simulador de circuitos, </text:span><text:span text:style-name="T28">para qualquer porta lógica diferente do NOT,</text:span><text:span text:style-name="T27"> </text:span><text:span text:style-name="T26">se você </text:span><text:span text:style-name="T27">abrir a janela de edição</text:span><text:span text:style-name="T26"> (clicando duas vezes ou usando o botão direito e escolhendo “</text:span><text:span text:style-name="T43">Edit</text:span><text:span text:style-name="T26">”) você pode alterar o número de entradas.</text:span></text:p>
      <text:p text:style-name="P15"><text:span text:style-name="T59">1</text:span><text:span text:style-name="T61">4</text:span><text:span text:style-name="T56">) </text:span><text:span text:style-name="T26">Usando portas lógicas, monte um circuito com entradas </text:span><text:span text:style-name="T43">A</text:span><text:span text:style-name="T26">, </text:span><text:span text:style-name="T43">B</text:span><text:span text:style-name="T26">, </text:span><text:span text:style-name="T43">C</text:span><text:span text:style-name="T26"> e saída</text:span><text:span text:style-name="T30">s</text:span><text:span text:style-name="T26"> </text:span><text:span text:style-name="T46">X</text:span><text:span text:style-name="T30">, </text:span><text:span text:style-name="T46">Y</text:span><text:span text:style-name="T43"> </text:span><text:span text:style-name="T26">de tal forma que </text:span><text:span text:style-name="T46">X</text:span><text:span text:style-name="T26"> = </text:span><text:span text:style-name="T30">(</text:span><text:span text:style-name="T45">A </text:span><text:span text:style-name="T65">⊕ </text:span><text:span text:style-name="T50">B</text:span><text:span text:style-name="T30">) + </text:span><text:span text:style-name="T46">AC</text:span><text:span text:style-name="T30"> e </text:span><text:span text:style-name="T46">Y</text:span><text:span text:style-name="T30"> = </text:span><text:span text:style-name="T46">AB</text:span><text:span text:style-name="T30"> + </text:span><text:span text:style-name="T51">B</text:span><text:span text:style-name="T46">C</text:span><text:span text:style-name="T30">. </text:span><text:span text:style-name="T29">Verifique se ele está correto alterando o estado das entradas e anotando o estado da saída em uma tabela verdade.</text:span></text:p>
      <text:p text:style-name="P15"><text:span text:style-name="T59">1</text:span><text:span text:style-name="T61">5</text:span><text:span text:style-name="T56">) </text:span><text:span text:style-name="T26">Usando portas lógicas, monte um circuito com entradas </text:span><text:span text:style-name="T43">A</text:span><text:span text:style-name="T26">, </text:span><text:span text:style-name="T43">B</text:span><text:span text:style-name="T26">, </text:span><text:span text:style-name="T43">C</text:span><text:span text:style-name="T26"> e saída </text:span><text:span text:style-name="T46">X</text:span><text:span text:style-name="T30"> </text:span><text:span text:style-name="T31">dada pela seguinte tabela verdade:</text:span></text:p>
      <table:table table:name="Tabela1" table:style-name="Tabela1">
        <table:table-column table:style-name="Tabela1.A"/>
        <table:table-column table:style-name="Tabela1.B" table:number-columns-repeated="2"/>
        <table:table-column table:style-name="Tabela1.A"/>
        <table:table-row>
          <table:table-cell table:style-name="Tabela1.A1" office:value-type="string">
            <text:p text:style-name="P31">A</text:p>
          </table:table-cell>
          <table:table-cell table:style-name="Tabela1.A1" office:value-type="string">
            <text:p text:style-name="P31">B</text:p>
          </table:table-cell>
          <table:table-cell table:style-name="Tabela1.A1" office:value-type="string">
            <text:p text:style-name="P31">C</text:p>
          </table:table-cell>
          <table:table-cell table:style-name="Tabela1.D1" office:value-type="string">
            <text:p text:style-name="P31">X</text:p>
          </table:table-cell>
        </table:table-row>
        <table:table-row>
          <table:table-cell table:style-name="Tabela1.A2" office:value-type="float" office:value="0">
            <text:p text:style-name="P32">0</text:p>
          </table:table-cell>
          <table:table-cell table:style-name="Tabela1.A2" office:value-type="float" office:value="0">
            <text:p text:style-name="P32">0</text:p>
          </table:table-cell>
          <table:table-cell table:style-name="Tabela1.A2" office:value-type="float" office:value="0">
            <text:p text:style-name="P32">0</text:p>
          </table:table-cell>
          <table:table-cell table:style-name="Tabela1.D2" office:value-type="float" office:value="1">
            <text:p text:style-name="P32">1</text:p>
          </table:table-cell>
        </table:table-row>
        <table:table-row>
          <table:table-cell table:style-name="Tabela1.A2" office:value-type="float" office:value="0">
            <text:p text:style-name="P32">0</text:p>
          </table:table-cell>
          <table:table-cell table:style-name="Tabela1.A2" office:value-type="float" office:value="0">
            <text:p text:style-name="P32">0</text:p>
          </table:table-cell>
          <table:table-cell table:style-name="Tabela1.A2" office:value-type="float" office:value="1">
            <text:p text:style-name="P32">1</text:p>
          </table:table-cell>
          <table:table-cell table:style-name="Tabela1.D2" office:value-type="float" office:value="0">
            <text:p text:style-name="P33">0</text:p>
          </table:table-cell>
        </table:table-row>
        <table:table-row>
          <table:table-cell table:style-name="Tabela1.A2" office:value-type="float" office:value="0">
            <text:p text:style-name="P32">0</text:p>
          </table:table-cell>
          <table:table-cell table:style-name="Tabela1.A2" office:value-type="float" office:value="1">
            <text:p text:style-name="P32">1</text:p>
          </table:table-cell>
          <table:table-cell table:style-name="Tabela1.A2" office:value-type="float" office:value="0">
            <text:p text:style-name="P32">0</text:p>
          </table:table-cell>
          <table:table-cell table:style-name="Tabela1.D2" office:value-type="float" office:value="0">
            <text:p text:style-name="P32">0</text:p>
          </table:table-cell>
        </table:table-row>
        <table:table-row>
          <table:table-cell table:style-name="Tabela1.A2" office:value-type="float" office:value="0">
            <text:p text:style-name="P32">0</text:p>
          </table:table-cell>
          <table:table-cell table:style-name="Tabela1.A2" office:value-type="float" office:value="1">
            <text:p text:style-name="P32">1</text:p>
          </table:table-cell>
          <table:table-cell table:style-name="Tabela1.A2" office:value-type="float" office:value="1">
            <text:p text:style-name="P32">1</text:p>
          </table:table-cell>
          <table:table-cell table:style-name="Tabela1.D2" office:value-type="float" office:value="0">
            <text:p text:style-name="P33">0</text:p>
          </table:table-cell>
        </table:table-row>
        <table:table-row>
          <table:table-cell table:style-name="Tabela1.A2" office:value-type="float" office:value="1">
            <text:p text:style-name="P32">1</text:p>
          </table:table-cell>
          <table:table-cell table:style-name="Tabela1.A2" office:value-type="float" office:value="0">
            <text:p text:style-name="P32">0</text:p>
          </table:table-cell>
          <table:table-cell table:style-name="Tabela1.A2" office:value-type="float" office:value="0">
            <text:p text:style-name="P32">0</text:p>
          </table:table-cell>
          <table:table-cell table:style-name="Tabela1.D2" office:value-type="float" office:value="1">
            <text:p text:style-name="P33">1</text:p>
          </table:table-cell>
        </table:table-row>
        <table:table-row>
          <table:table-cell table:style-name="Tabela1.A2" office:value-type="float" office:value="1">
            <text:p text:style-name="P32">1</text:p>
          </table:table-cell>
          <table:table-cell table:style-name="Tabela1.A2" office:value-type="float" office:value="0">
            <text:p text:style-name="P32">0</text:p>
          </table:table-cell>
          <table:table-cell table:style-name="Tabela1.A2" office:value-type="float" office:value="1">
            <text:p text:style-name="P32">1</text:p>
          </table:table-cell>
          <table:table-cell table:style-name="Tabela1.D2" office:value-type="float" office:value="0">
            <text:p text:style-name="P32">0</text:p>
          </table:table-cell>
        </table:table-row>
        <table:table-row>
          <table:table-cell table:style-name="Tabela1.A2" office:value-type="float" office:value="1">
            <text:p text:style-name="P32">1</text:p>
          </table:table-cell>
          <table:table-cell table:style-name="Tabela1.A2" office:value-type="float" office:value="1">
            <text:p text:style-name="P32">1</text:p>
          </table:table-cell>
          <table:table-cell table:style-name="Tabela1.A2" office:value-type="float" office:value="0">
            <text:p text:style-name="P33">0</text:p>
          </table:table-cell>
          <table:table-cell table:style-name="Tabela1.D2" office:value-type="float" office:value="0">
            <text:p text:style-name="P33">0</text:p>
          </table:table-cell>
        </table:table-row>
        <table:table-row>
          <table:table-cell table:style-name="Tabela1.A2" office:value-type="float" office:value="1">
            <text:p text:style-name="P32">1</text:p>
          </table:table-cell>
          <table:table-cell table:style-name="Tabela1.A2" office:value-type="float" office:value="1">
            <text:p text:style-name="P32">1</text:p>
          </table:table-cell>
          <table:table-cell table:style-name="Tabela1.A2" office:value-type="float" office:value="1">
            <text:p text:style-name="P32">1</text:p>
          </table:table-cell>
          <table:table-cell table:style-name="Tabela1.D2" office:value-type="float" office:value="1">
            <text:p text:style-name="P33">1</text:p>
          </table:table-cell>
        </table:table-row>
      </table:table>
      <text:p text:style-name="P30"/>
      <text:p text:style-name="P16"><text:span text:style-name="T59">1</text:span><text:span text:style-name="T62">6</text:span><text:span text:style-name="T56">) </text:span><text:span text:style-name="T32">(na próxima página)</text:span></text:p>
      <text:p text:style-name="P30"/>
      <text:p text:style-name="P30"/>
      <text:p text:style-name="P30"/>
      <text:p text:style-name="P30"/>
      <text:p text:style-name="P15"><text:soft-page-break/><text:span text:style-name="T59">1</text:span><text:span text:style-name="T61">6</text:span><text:span text:style-name="T56">) </text:span><text:span text:style-name="T26">Usando portas lógicas, monte um circuito com entradas </text:span><text:span text:style-name="T43">A</text:span><text:span text:style-name="T26">, </text:span><text:span text:style-name="T43">B</text:span><text:span text:style-name="T26">, </text:span><text:span text:style-name="T43">C, </text:span><text:span text:style-name="T47">D</text:span><text:span text:style-name="T26"> e saída </text:span><text:span text:style-name="T46">X</text:span><text:span text:style-name="T30"> </text:span><text:span text:style-name="T31">dada pela seguinte tabela verdade:</text:span></text:p>
      <table:table table:name="Tabela2" table:style-name="Tabela2">
        <table:table-column table:style-name="Tabela2.A" table:number-columns-repeated="2"/>
        <table:table-column table:style-name="Tabela2.C"/>
        <table:table-column table:style-name="Tabela2.D"/>
        <table:table-column table:style-name="Tabela2.A"/>
        <table:table-row>
          <table:table-cell table:style-name="Tabela2.A1" office:value-type="string">
            <text:p text:style-name="P31">A</text:p>
          </table:table-cell>
          <table:table-cell table:style-name="Tabela2.A1" office:value-type="string">
            <text:p text:style-name="P31">B</text:p>
          </table:table-cell>
          <table:table-cell table:style-name="Tabela2.A1" office:value-type="string">
            <text:p text:style-name="P31">C</text:p>
          </table:table-cell>
          <table:table-cell table:style-name="Tabela2.A1" office:value-type="string">
            <text:p text:style-name="P31">D</text:p>
          </table:table-cell>
          <table:table-cell table:style-name="Tabela2.E1" office:value-type="string">
            <text:p text:style-name="P31">X</text:p>
          </table:table-cell>
        </table:table-row>
        <table:table-row>
          <table:table-cell table:style-name="Tabela2.A2" office:value-type="float" office:value="0">
            <text:p text:style-name="P34">0</text:p>
          </table:table-cell>
          <table:table-cell table:style-name="Tabela2.A2" office:value-type="float" office:value="0">
            <text:p text:style-name="P34">0</text:p>
          </table:table-cell>
          <table:table-cell table:style-name="Tabela2.A2" office:value-type="float" office:value="0">
            <text:p text:style-name="P34">0</text:p>
          </table:table-cell>
          <table:table-cell table:style-name="Tabela2.A2" office:value-type="float" office:value="0">
            <text:p text:style-name="P34">0</text:p>
          </table:table-cell>
          <table:table-cell table:style-name="Tabela2.E2" office:value-type="float" office:value="1">
            <text:p text:style-name="P34">1</text:p>
          </table:table-cell>
        </table:table-row>
        <table:table-row>
          <table:table-cell table:style-name="Tabela2.A2" office:value-type="float" office:value="0">
            <text:p text:style-name="P34">0</text:p>
          </table:table-cell>
          <table:table-cell table:style-name="Tabela2.A2" office:value-type="float" office:value="0">
            <text:p text:style-name="P34">0</text:p>
          </table:table-cell>
          <table:table-cell table:style-name="Tabela2.A2" office:value-type="float" office:value="0">
            <text:p text:style-name="P34">0</text:p>
          </table:table-cell>
          <table:table-cell table:style-name="Tabela2.A2" office:value-type="float" office:value="1">
            <text:p text:style-name="P34">1</text:p>
          </table:table-cell>
          <table:table-cell table:style-name="Tabela2.E2" office:value-type="float" office:value="1">
            <text:p text:style-name="P34">1</text:p>
          </table:table-cell>
        </table:table-row>
        <table:table-row>
          <table:table-cell table:style-name="Tabela2.A2" office:value-type="float" office:value="0">
            <text:p text:style-name="P34">0</text:p>
          </table:table-cell>
          <table:table-cell table:style-name="Tabela2.A2" office:value-type="float" office:value="0">
            <text:p text:style-name="P34">0</text:p>
          </table:table-cell>
          <table:table-cell table:style-name="Tabela2.A2" office:value-type="float" office:value="1">
            <text:p text:style-name="P34">1</text:p>
          </table:table-cell>
          <table:table-cell table:style-name="Tabela2.A2" office:value-type="float" office:value="0">
            <text:p text:style-name="P34">0</text:p>
          </table:table-cell>
          <table:table-cell table:style-name="Tabela2.E2" office:value-type="float" office:value="1">
            <text:p text:style-name="P34">1</text:p>
          </table:table-cell>
        </table:table-row>
        <table:table-row>
          <table:table-cell table:style-name="Tabela2.A2" office:value-type="float" office:value="0">
            <text:p text:style-name="P34">0</text:p>
          </table:table-cell>
          <table:table-cell table:style-name="Tabela2.A2" office:value-type="float" office:value="0">
            <text:p text:style-name="P34">0</text:p>
          </table:table-cell>
          <table:table-cell table:style-name="Tabela2.A2" office:value-type="float" office:value="1">
            <text:p text:style-name="P34">1</text:p>
          </table:table-cell>
          <table:table-cell table:style-name="Tabela2.A2" office:value-type="float" office:value="1">
            <text:p text:style-name="P34">1</text:p>
          </table:table-cell>
          <table:table-cell table:style-name="Tabela2.E2" office:value-type="float" office:value="1">
            <text:p text:style-name="P34">1</text:p>
          </table:table-cell>
        </table:table-row>
        <table:table-row>
          <table:table-cell table:style-name="Tabela2.A2" office:value-type="float" office:value="0">
            <text:p text:style-name="P34">0</text:p>
          </table:table-cell>
          <table:table-cell table:style-name="Tabela2.A2" office:value-type="float" office:value="1">
            <text:p text:style-name="P34">1</text:p>
          </table:table-cell>
          <table:table-cell table:style-name="Tabela2.A2" office:value-type="float" office:value="0">
            <text:p text:style-name="P34">0</text:p>
          </table:table-cell>
          <table:table-cell table:style-name="Tabela2.A2" office:value-type="float" office:value="0">
            <text:p text:style-name="P34">0</text:p>
          </table:table-cell>
          <table:table-cell table:style-name="Tabela2.E2" office:value-type="float" office:value="1">
            <text:p text:style-name="P34">1</text:p>
          </table:table-cell>
        </table:table-row>
        <table:table-row>
          <table:table-cell table:style-name="Tabela2.A2" office:value-type="float" office:value="0">
            <text:p text:style-name="P34">0</text:p>
          </table:table-cell>
          <table:table-cell table:style-name="Tabela2.A2" office:value-type="float" office:value="1">
            <text:p text:style-name="P34">1</text:p>
          </table:table-cell>
          <table:table-cell table:style-name="Tabela2.A2" office:value-type="float" office:value="0">
            <text:p text:style-name="P34">0</text:p>
          </table:table-cell>
          <table:table-cell table:style-name="Tabela2.A2" office:value-type="float" office:value="1">
            <text:p text:style-name="P34">1</text:p>
          </table:table-cell>
          <table:table-cell table:style-name="Tabela2.E2" office:value-type="float" office:value="1">
            <text:p text:style-name="P34">1</text:p>
          </table:table-cell>
        </table:table-row>
        <table:table-row>
          <table:table-cell table:style-name="Tabela2.A2" office:value-type="float" office:value="0">
            <text:p text:style-name="P34">0</text:p>
          </table:table-cell>
          <table:table-cell table:style-name="Tabela2.A2" office:value-type="float" office:value="1">
            <text:p text:style-name="P34">1</text:p>
          </table:table-cell>
          <table:table-cell table:style-name="Tabela2.A2" office:value-type="float" office:value="1">
            <text:p text:style-name="P34">1</text:p>
          </table:table-cell>
          <table:table-cell table:style-name="Tabela2.A2" office:value-type="float" office:value="0">
            <text:p text:style-name="P34">0</text:p>
          </table:table-cell>
          <table:table-cell table:style-name="Tabela2.E2" office:value-type="float" office:value="0">
            <text:p text:style-name="P34">0</text:p>
          </table:table-cell>
        </table:table-row>
        <table:table-row>
          <table:table-cell table:style-name="Tabela2.A2" office:value-type="float" office:value="0">
            <text:p text:style-name="P34">0</text:p>
          </table:table-cell>
          <table:table-cell table:style-name="Tabela2.A2" office:value-type="float" office:value="1">
            <text:p text:style-name="P34">1</text:p>
          </table:table-cell>
          <table:table-cell table:style-name="Tabela2.A2" office:value-type="float" office:value="1">
            <text:p text:style-name="P34">1</text:p>
          </table:table-cell>
          <table:table-cell table:style-name="Tabela2.A2" office:value-type="float" office:value="1">
            <text:p text:style-name="P34">1</text:p>
          </table:table-cell>
          <table:table-cell table:style-name="Tabela2.E2" office:value-type="float" office:value="1">
            <text:p text:style-name="P34">1</text:p>
          </table:table-cell>
        </table:table-row>
        <table:table-row>
          <table:table-cell table:style-name="Tabela2.A2" office:value-type="float" office:value="1">
            <text:p text:style-name="P34">1</text:p>
          </table:table-cell>
          <table:table-cell table:style-name="Tabela2.A2" office:value-type="float" office:value="0">
            <text:p text:style-name="P34">0</text:p>
          </table:table-cell>
          <table:table-cell table:style-name="Tabela2.A2" office:value-type="float" office:value="0">
            <text:p text:style-name="P34">0</text:p>
          </table:table-cell>
          <table:table-cell table:style-name="Tabela2.A2" office:value-type="float" office:value="0">
            <text:p text:style-name="P34">0</text:p>
          </table:table-cell>
          <table:table-cell table:style-name="Tabela2.E2" office:value-type="float" office:value="1">
            <text:p text:style-name="P34">1</text:p>
          </table:table-cell>
        </table:table-row>
        <table:table-row>
          <table:table-cell table:style-name="Tabela2.A2" office:value-type="float" office:value="1">
            <text:p text:style-name="P34">1</text:p>
          </table:table-cell>
          <table:table-cell table:style-name="Tabela2.A2" office:value-type="float" office:value="0">
            <text:p text:style-name="P34">0</text:p>
          </table:table-cell>
          <table:table-cell table:style-name="Tabela2.A2" office:value-type="float" office:value="0">
            <text:p text:style-name="P34">0</text:p>
          </table:table-cell>
          <table:table-cell table:style-name="Tabela2.A2" office:value-type="float" office:value="1">
            <text:p text:style-name="P34">1</text:p>
          </table:table-cell>
          <table:table-cell table:style-name="Tabela2.E2" office:value-type="float" office:value="0">
            <text:p text:style-name="P34">0</text:p>
          </table:table-cell>
        </table:table-row>
        <table:table-row>
          <table:table-cell table:style-name="Tabela2.A2" office:value-type="float" office:value="1">
            <text:p text:style-name="P34">1</text:p>
          </table:table-cell>
          <table:table-cell table:style-name="Tabela2.A2" office:value-type="float" office:value="0">
            <text:p text:style-name="P34">0</text:p>
          </table:table-cell>
          <table:table-cell table:style-name="Tabela2.A2" office:value-type="float" office:value="1">
            <text:p text:style-name="P34">1</text:p>
          </table:table-cell>
          <table:table-cell table:style-name="Tabela2.A2" office:value-type="float" office:value="0">
            <text:p text:style-name="P34">0</text:p>
          </table:table-cell>
          <table:table-cell table:style-name="Tabela2.E2" office:value-type="float" office:value="1">
            <text:p text:style-name="P34">1</text:p>
          </table:table-cell>
        </table:table-row>
        <table:table-row>
          <table:table-cell table:style-name="Tabela2.A2" office:value-type="float" office:value="1">
            <text:p text:style-name="P34">1</text:p>
          </table:table-cell>
          <table:table-cell table:style-name="Tabela2.A2" office:value-type="float" office:value="0">
            <text:p text:style-name="P34">0</text:p>
          </table:table-cell>
          <table:table-cell table:style-name="Tabela2.A2" office:value-type="float" office:value="1">
            <text:p text:style-name="P34">1</text:p>
          </table:table-cell>
          <table:table-cell table:style-name="Tabela2.A2" office:value-type="float" office:value="1">
            <text:p text:style-name="P34">1</text:p>
          </table:table-cell>
          <table:table-cell table:style-name="Tabela2.E2" office:value-type="float" office:value="0">
            <text:p text:style-name="P34">0</text:p>
          </table:table-cell>
        </table:table-row>
        <table:table-row>
          <table:table-cell table:style-name="Tabela2.A2" office:value-type="float" office:value="1">
            <text:p text:style-name="P34">1</text:p>
          </table:table-cell>
          <table:table-cell table:style-name="Tabela2.A2" office:value-type="float" office:value="1">
            <text:p text:style-name="P34">1</text:p>
          </table:table-cell>
          <table:table-cell table:style-name="Tabela2.A2" office:value-type="float" office:value="0">
            <text:p text:style-name="P34">0</text:p>
          </table:table-cell>
          <table:table-cell table:style-name="Tabela2.A2" office:value-type="float" office:value="0">
            <text:p text:style-name="P34">0</text:p>
          </table:table-cell>
          <table:table-cell table:style-name="Tabela2.E2" office:value-type="float" office:value="1">
            <text:p text:style-name="P34">1</text:p>
          </table:table-cell>
        </table:table-row>
        <table:table-row>
          <table:table-cell table:style-name="Tabela2.A2" office:value-type="float" office:value="1">
            <text:p text:style-name="P34">1</text:p>
          </table:table-cell>
          <table:table-cell table:style-name="Tabela2.A2" office:value-type="float" office:value="1">
            <text:p text:style-name="P34">1</text:p>
          </table:table-cell>
          <table:table-cell table:style-name="Tabela2.A2" office:value-type="float" office:value="0">
            <text:p text:style-name="P34">0</text:p>
          </table:table-cell>
          <table:table-cell table:style-name="Tabela2.A2" office:value-type="float" office:value="1">
            <text:p text:style-name="P34">1</text:p>
          </table:table-cell>
          <table:table-cell table:style-name="Tabela2.E2" office:value-type="float" office:value="1">
            <text:p text:style-name="P34">1</text:p>
          </table:table-cell>
        </table:table-row>
        <table:table-row>
          <table:table-cell table:style-name="Tabela2.A2" office:value-type="float" office:value="1">
            <text:p text:style-name="P34">1</text:p>
          </table:table-cell>
          <table:table-cell table:style-name="Tabela2.A2" office:value-type="float" office:value="1">
            <text:p text:style-name="P34">1</text:p>
          </table:table-cell>
          <table:table-cell table:style-name="Tabela2.A2" office:value-type="float" office:value="1">
            <text:p text:style-name="P34">1</text:p>
          </table:table-cell>
          <table:table-cell table:style-name="Tabela2.A2" office:value-type="float" office:value="0">
            <text:p text:style-name="P34">0</text:p>
          </table:table-cell>
          <table:table-cell table:style-name="Tabela2.E2" office:value-type="float" office:value="0">
            <text:p text:style-name="P34">0</text:p>
          </table:table-cell>
        </table:table-row>
        <table:table-row>
          <table:table-cell table:style-name="Tabela2.A2" office:value-type="float" office:value="1">
            <text:p text:style-name="P34">1</text:p>
          </table:table-cell>
          <table:table-cell table:style-name="Tabela2.A2" office:value-type="float" office:value="1">
            <text:p text:style-name="P34">1</text:p>
          </table:table-cell>
          <table:table-cell table:style-name="Tabela2.A2" office:value-type="float" office:value="1">
            <text:p text:style-name="P34">1</text:p>
          </table:table-cell>
          <table:table-cell table:style-name="Tabela2.A2" office:value-type="float" office:value="1">
            <text:p text:style-name="P34">1</text:p>
          </table:table-cell>
          <table:table-cell table:style-name="Tabela2.E2" office:value-type="float" office:value="0">
            <text:p text:style-name="P34">0</text:p>
          </table:table-cell>
        </table:table-row>
      </table:table>
      <text:p text:style-name="P25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Arial Black" svg:font-family="'Arial Black'" style:font-pitch="variable"/>
    <style:font-face style:name="DejaVu Sans1" svg:font-family="'DejaVu Sans'" style:font-pitch="variable"/>
    <style:font-face style:name="LMRoman10" svg:font-family="LMRoman10" style:font-pitch="variable"/>
    <style:font-face style:name="Tahoma" svg:font-family="Tahoma" style:font-pitch="variable"/>
    <style:font-face style:name="Times New Roman1" svg:font-family="'Times New Roman'" style:font-pitch="variable"/>
    <style:font-face style:name="FreeSans" svg:font-family="FreeSan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MSans10" svg:font-family="LMSans10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11cm" draw:rotation="0"/>
    <draw:hatch draw:name="Hatch_20_2" draw:display-name="Hatch 2" draw:style="single" draw:color="#000000" draw:distance="0.011cm" draw:rotation="0"/>
    <draw:hatch draw:name="Hatch_20_3" draw:display-name="Hatch 3" draw:style="single" draw:color="#000000" draw:distance="0.011cm" draw:rotation="0"/>
    <draw:hatch draw:name="Hatch_20_4" draw:display-name="Hatch 4" draw:style="single" draw:color="#000000" draw:distance="0.011cm" draw:rotation="0"/>
    <draw:hatch draw:name="Hatch_20_5" draw:display-name="Hatch 5" draw:style="single" draw:color="#000000" draw:distance="0.011cm" draw:rotation="0"/>
    <draw:hatch draw:name="Hatch_20_6" draw:display-name="Hatch 6" draw:style="single" draw:color="#000000" draw:distance="0.011cm" draw:rotation="0"/>
    <draw:hatch draw:name="Hatch_20_7" draw:display-name="Hatch 7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marker draw:name="Pontas_20_das_20_setas_20_3" draw:display-name="Pontas das setas 3" svg:viewBox="0 0 1131 1580" svg:d="m1013 1491 118 89-567-1580-564 1580 114-85 136-68 148-46 161-17 161 13 153 46z"/>
    <draw:stroke-dash draw:name="Dash_20_2" draw:display-name="Dash 2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8" draw:display-name="Dash 8" draw:style="rect" draw:dots1="1" draw:dots1-length="0.011cm" draw:dots2="1" draw:dots2-length="0.011cm" draw:distance="0.01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drigo Hausen</meta:initial-creator>
    <meta:creation-date>2013-02-14T18:22:17</meta:creation-date>
    <dc:date>2013-03-12T11:23:40</dc:date>
    <dc:creator>Rodrigo Hausen</dc:creator>
    <meta:editing-duration>PT05H33M59S</meta:editing-duration>
    <meta:editing-cycles>69</meta:editing-cycles>
    <meta:generator>BrOffice.org/3.2$Linux OpenOffice.org_project/320m19$Build-9505</meta:generator>
    <meta:printed-by>Rodrigo Hausen</meta:printed-by>
    <meta:print-date>2013-02-14T22:46:20</meta:print-date>
    <meta:document-statistic meta:table-count="2" meta:image-count="2" meta:object-count="0" meta:page-count="4" meta:paragraph-count="153" meta:word-count="928" meta:character-count="4167"/>
  </office:meta>
</office:document-meta>
</file>